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fo:font-weight="bold" style:font-size-asian="11pt" style:font-weight-asian="bold" style:font-size-complex="11pt" style:font-weight-complex="bold"/>
    </style:style>
    <style:style style:name="P2" style:family="paragraph" style:parent-style-name="Standard">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P3" style:family="paragraph" style:parent-style-name="Standard" style:list-style-name="L1">
      <style:text-properties fo:font-size="11pt" style:font-size-asian="11pt" style:font-size-complex="11pt"/>
    </style:style>
    <style:style style:name="P4" style:family="paragraph" style:parent-style-name="Standard" style:list-style-name="L1">
      <style:text-properties fo:font-size="11pt" fo:font-style="italic" style:font-size-asian="11pt" style:font-style-asian="italic" style:font-size-complex="11pt" style:font-style-complex="italic"/>
    </style:style>
    <style:style style:name="P5" style:family="paragraph" style:parent-style-name="Standard" style:list-style-name="L1">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P6" style:family="paragraph" style:parent-style-name="Standard" style:list-style-name="L1">
      <style:text-properties fo:font-variant="normal" fo:text-transform="none" fo:color="#0000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list-style-name="L1">
      <style:text-properties fo:font-variant="normal" fo:text-transform="none" fo:color="#0000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 style:family="text">
      <style:text-properties fo:font-variant="normal" fo:text-transform="none" fo:color="#000000" style:font-name="Times New Roman" fo:letter-spacing="normal" fo:font-style="normal" fo:font-weight="bold" style:font-weight-asian="bold" style:font-weight-complex="bold"/>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italic" fo:font-weight="normal" style:font-style-asian="italic" style:font-weight-asian="normal" style:font-style-complex="italic" style:font-weight-complex="normal"/>
    </style:style>
    <style:style style:name="T4" style:family="text">
      <style:text-properties fo:font-variant="normal" fo:text-transform="none" fo:color="#000000" style:font-name="Times New Roman"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000000" style:font-name="Times New Roman" fo:letter-spacing="normal" fo:font-weight="normal" style:font-weight-asian="normal" style:font-weight-complex="normal"/>
    </style:style>
    <style:style style:name="T6" style:family="text">
      <style:text-properties fo:font-variant="normal" fo:text-transform="none" fo:color="#000000" style:font-name="Times New Roman" fo:letter-spacing="normal" fo:font-weight="bold" style:font-weight-asian="bold" style:font-weight-complex="bold"/>
    </style:style>
    <style:style style:name="T7" style:family="text">
      <style:text-properties style:font-weight-asian="normal" style:font-weight-complex="normal"/>
    </style:style>
    <style:style style:name="T8" style:family="text">
      <style:text-properties fo:color="#000000" style:font-name="Times New Roman"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de datatables con servidor</text:p>
      <text:p text:style-name="P1"/>
      <text:p text:style-name="P1">Vamos a trabajar con la base de datos que se ha creado y en particular con las tablas de clínicas y tarifas. </text:p>
      <text:p text:style-name="P1"/>
      <text:list xml:id="list2714908991" text:style-name="L1">
        <text:list-item>
          <text:p text:style-name="P3"><text:span text:style-name="T7">Crea una tabla que muestre los campos Nombre, Cif, Localidad y Provincia de la tabla clínicas. Para obtener los datos del servidor puedes ayudarte del script que proporciona datatables en el ejemplo </text:span><text:span text:style-name="T8">“</text:span><text:span text:style-name="T2">DataTables server-side processing example”.</text:span></text:p>
          <text:p text:style-name="P5"/>
          <text:p text:style-name="P5"/>
        </text:list-item>
        <text:list-item>
          <text:p text:style-name="P5">Añade en cada registro de la tabla anterior un botón de editar y otro de borrar. Los botones deben enlazar a una url de tipo get donde se pase un parámetro identificador del registro en cuestión. Puedes y debes utilizar la propiedad fnRender.</text:p>
          <text:p text:style-name="P5"/>
        </text:list-item>
        <text:list-item>
          <text:p text:style-name="P5"><text:bookmark-start text:name="__DdeLink__3_1562145464"/>Añade a la tabla anterior el tipo de tarifa de la clínica. </text:p>
          <text:p text:style-name="P3"><text:span text:style-name="T1">Ayuda:</text:span><text:span text:style-name="T2"> Puedes ayudarte de una vista:</text:span><text:bookmark-end text:name="__DdeLink__3_1562145464"/></text:p>
          <text:p text:style-name="P7">CREATE VIEW <text:s/>“nombre de mi vista” AS</text:p>
          <text:p text:style-name="P7">select id_clinica, clinicas.nombre, razonsocial, cif, localidad, provincia, direccion, cp, numclinica, tarifas.id_tarifa as id_tarifa, </text:p>
          <text:p text:style-name="P7">tarifas.nombre as nombretarifa, descripcion </text:p>
          <text:p text:style-name="P7">from clinicas, tarifas where clinicas.id_tarifa=tarifas.id_tarifa;</text:p>
          <text:p text:style-name="P7"/>
        </text:list-item>
        <text:list-item>
          <text:p text:style-name="P6">Ayudandote del script ajax_ejercicio4.php que te proporciono, muestra los campos de la tabla clínicas seleccionados en dicho script. ¡Ojo! El formato del json ha cambiado, ahora es un array de objetos en vez de un array de arrays. Debes utilizar la propiedad mData de datatables.</text:p>
        </text:list-item>
      </text:list>
      <text:p text:style-name="P2"/>
      <text:list xml:id="list870732172" text:continue-numbering="true" text:style-name="L1">
        <text:list-item>
          <text:p text:style-name="P5">Completa el ejercicio anterior de modo que aparezcan los botones de editar y borrar con sus correspondientes enlaces.</text:p>
          <text:p text:style-name="P5"/>
        </text:list-item>
        <text:list-item>
          <text:p text:style-name="P5">Al pulsar el botón de editar debe desaparecer la tabla y aparecer mediante algún tipo de efecto jquery un formulario con los datos del registro de la clínica que se ha pulsado.</text:p>
          <text:p text:style-name="P5"/>
        </text:list-item>
        <text:list-item>
          <text:p text:style-name="P5">Modifica el formulario anterior y lo que sea necesario para cumplir los siguientes requisitos:</text:p>
          <text:p text:style-name="P5">- El formulario tenga un botón de enviar. Al pulsar el botón el formulario debe mostrar un alert con el mensaje “Datos enviados: nombre_clinica, dirección....” y desaparecerá volviendo a ser visible la tabla.</text:p>
          <text:p text:style-name="P5">- El identificador de la clínica debe ser un campo oculto.</text:p>
          <text:p text:style-name="P5">- La elección de provincia debe ser mediante un combobox. Puedes utilizar el fichero de provincias que te proporciono.</text:p>
          <text:p text:style-name="P5">- La elección del tipo de tarifa debe ser mediante un combobox mostrando los nombres de las tarifas, ¡no los identificadores!</text:p>
          <text:p text:style-name="P5"/>
        </text:list-item>
        <text:list-item>
          <text:p text:style-name="P5">Utiliza ajax para borrar o modificar registros de datatables. Ya sea desde el mismo datatables (botón de borrar) o desde el formulario (botón de editar). </text:p>
          <text:p text:style-name="P3"><text:span text:style-name="T1"><text:s/></text:span><text:span text:style-name="T4">$.ajax</text:span><text:span text:style-name="T3">({</text:span></text:p>
          <text:p text:style-name="P7"><text:s/><text:tab/>type: 'POST',</text:p>
          <text:p text:style-name="P7"><text:s text:c="12"/>dataType: 'json',</text:p>
          <text:p text:style-name="P7"><text:s text:c="12"/>url: "http://www.juanda.infenlaces.com/clinicas/actualizar' ?&gt;",</text:p>
          <text:p text:style-name="P7"><text:s text:c="20"/>async: false,</text:p>
          <text:p text:style-name="P7"><text:s text:c="20"/>//estos son los datos que queremos actualizar, en json:</text:p>
          <text:list>
            <text:list-item>
              <text:list>
                <text:list-item>
                  <text:list>
                    <text:list-header>
                      <text:p text:style-name="P7"><text:s/>// {parametro1: valor1, parametro2, valor2, ….}</text:p>
                    </text:list-header>
                  </text:list>
                </text:list-item>
              </text:list>
            </text:list-item>
          </text:list>
          <text:p text:style-name="P7"><text:s text:c="20"/>data: { id_clinica: id_clinica, nombre: nombre, …., <text:s/>id_tarifa: id_tarifa },</text:p>
          <text:p text:style-name="P4"><text:span text:style-name="T5"><text:s text:c="12"/></text:span><text:span text:style-name="T6">error: </text:span><text:span text:style-name="T5">function(xhr, status, error) {</text:span></text:p>
          <text:p text:style-name="P7"><text:s text:c="19"/>//mostraríamos alguna ventana de alerta con el error</text:p>
          <text:p text:style-name="P7"><text:s text:c="20"/>},</text:p>
          <text:p text:style-name="P4"><text:span text:style-name="T5"><text:s text:c="11"/></text:span><text:span text:style-name="T6"><text:s/>success:</text:span><text:span text:style-name="T5"> function(data) {</text:span></text:p>
          <text:list>
            <text:list-item>
              <text:list>
                <text:list-item>
                  <text:list>
                    <text:list-item>
                      <text:list>
                        <text:list-header>
                          <text:p text:style-name="P7">//obtenemos el mensaje del servidor, es un array!!!</text:p>
                          <text:p text:style-name="P7"><text:soft-page-break/><text:s/>var mensaje = (data["mensaje"]) //o data[0], en función del tipo de array!!</text:p>
                          <text:p text:style-name="P7">//actualizamos datatables:</text:p>
                        </text:list-header>
                      </text:list>
                    </text:list-item>
                  </text:list>
                </text:list-item>
              </text:list>
            </text:list-item>
          </text:list>
          <text:p text:style-name="P7"><text:s text:c="24"/>oTable.fnStandingRedraw(); </text:p>
          <text:p text:style-name="P7"><text:s text:c="20"/>},</text:p>
          <text:p text:style-name="P4"><text:span text:style-name="T5"><text:s text:c="11"/></text:span><text:span text:style-name="T6"><text:s/>complete</text:span><text:span text:style-name="T5">:{</text:span></text:p>
          <text:p text:style-name="P7"><text:s text:c="25"/>//si queremos hacer algo al terminar la petición ajax</text:p>
          <text:p text:style-name="P7"><text:s text:c="20"/>}</text:p>
          <text:p text:style-name="P7"><text:s/>});</text:p>
          <text:p text:style-name="P7"/>
        </text:list-item>
        <text:list-item>
          <text:p text:style-name="P6">Implementa los avisos de ajax en el código anterior mediante algún plugin de jQuery de tipo grow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3-01-15T23:26:08</meta:creation-date>
    <dc:date>2013-02-01T00:07:55</dc:date>
    <dc:creator>juanda </dc:creator>
    <meta:editing-duration>PT13M20S</meta:editing-duration>
    <meta:editing-cycles>5</meta:editing-cycles>
    <meta:generator>LibreOffice/3.5$Linux_X86_64 LibreOffice_project/350m1$Build-2</meta:generator>
    <meta:document-statistic meta:table-count="0" meta:image-count="0" meta:object-count="0" meta:page-count="2" meta:paragraph-count="41" meta:word-count="485" meta:character-count="1901" meta:non-whitespace-character-count="2666"/>
  </office:meta>
</office:document-meta>
</file>